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/>
    </style:style>
    <style:style style:name="P2" style:family="paragraph" style:parent-style-name="Preformatted_20_Text">
      <style:paragraph-properties fo:orphans="2" fo:widows="2"/>
      <style:text-properties fo:font-variant="normal" fo:text-transform="none" fo:color="#000000" fo:letter-spacing="normal"/>
    </style:style>
    <style:style style:name="P3" style:family="paragraph" style:parent-style-name="Preformatted_20_Text">
      <style:paragraph-properties fo:orphans="2" fo:widows="2"/>
    </style:style>
    <style:style style:name="P4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000000" fo:letter-spacing="normal" fo:font-style="normal" fo:font-weight="normal"/>
    </style:style>
    <style:style style:name="P5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000000" fo:letter-spacing="normal"/>
    </style:style>
    <style:style style:name="T1" style:family="text">
      <style:text-properties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1. Title: Letter Image Recognition Data </text:p>
      <text:p text:style-name="P3"/>
      <text:p text:style-name="P1">2. Source Information</text:p>
      <text:p text:style-name="P2"><text:s text:c="3"/><text:span text:style-name="T1">-- Creator: David J. Slate</text:span></text:p>
      <text:p text:style-name="P2"><text:s text:c="5"/><text:span text:style-name="T1">-- Odesta Corporation; 1890 Maple Ave; Suite 115; Evanston, IL 60201</text:span></text:p>
      <text:p text:style-name="P2"><text:s text:c="3"/><text:span text:style-name="T1">-- Donor: David J. Slate (dave@math.nwu.edu) (708) 491-3867 <text:s text:c="2"/></text:span></text:p>
      <text:p text:style-name="P2"><text:s text:c="3"/><text:span text:style-name="T1">-- Date: January, 1991</text:span></text:p>
      <text:p text:style-name="P3"/>
      <text:p text:style-name="P1">3. Past Usage:</text:p>
      <text:p text:style-name="P2"><text:s text:c="3"/><text:span text:style-name="T1">-- P. W. Frey and D. J. Slate (Machine Learning Vol 6 #2 March 91):</text:span></text:p>
      <text:p text:style-name="P2"><text:s text:c="8"/><text:span text:style-name="T1">"Letter Recognition Using Holland-style Adaptive Classifiers".</text:span></text:p>
      <text:p text:style-name="P3"/>
      <text:p text:style-name="P2"><text:s text:c="8"/><text:span text:style-name="T1">The research for this article investigated the ability of several</text:span></text:p>
      <text:p text:style-name="P2"><text:s text:c="8"/><text:span text:style-name="T1">variations of Holland-style adaptive classifier systems to learn to</text:span></text:p>
      <text:p text:style-name="P2"><text:s text:c="8"/><text:span text:style-name="T1">correctly guess the letter categories associated with vectors of 16</text:span></text:p>
      <text:p text:style-name="P2"><text:s text:c="8"/><text:span text:style-name="T1">integer attributes extracted from raster scan images of the letters.</text:span></text:p>
      <text:p text:style-name="P2"><text:s text:c="8"/><text:span text:style-name="T1">The best accuracy obtained was a little over 80%. <text:s/>It would be</text:span></text:p>
      <text:p text:style-name="P2"><text:s text:c="8"/><text:span text:style-name="T1">interesting to see how well other methods do with the same data.</text:span></text:p>
      <text:p text:style-name="P3"/>
      <text:p text:style-name="P1">4. Relevant Information:</text:p>
      <text:p text:style-name="P3"/>
      <text:p text:style-name="P2"><text:s text:c="3"/><text:span text:style-name="T1">The objective is to identify each of a large number of black-and-white</text:span></text:p>
      <text:p text:style-name="P2"><text:s text:c="3"/><text:span text:style-name="T1">rectangular pixel displays as one of the 26 capital letters in the English</text:span></text:p>
      <text:p text:style-name="P2"><text:s text:c="3"/><text:span text:style-name="T1">alphabet. <text:s/>The character images were based on 20 different fonts and each</text:span></text:p>
      <text:p text:style-name="P2"><text:s text:c="3"/><text:span text:style-name="T1">letter within these 20 fonts was randomly distorted to produce a file of</text:span></text:p>
      <text:p text:style-name="P2"><text:s text:c="3"/><text:span text:style-name="T1">20,000 unique stimuli. <text:s/>Each stimulus was converted into 16 primitive</text:span></text:p>
      <text:p text:style-name="P2"><text:s text:c="3"/><text:span text:style-name="T1">numerical attributes (statistical moments and edge counts) which were then</text:span></text:p>
      <text:p text:style-name="P2"><text:s text:c="3"/><text:span text:style-name="T1">scaled to fit into a range of integer values from 0 through 15. <text:s/>We</text:span></text:p>
      <text:p text:style-name="P2"><text:s text:c="3"/><text:span text:style-name="T1">typically train on the first 16000 items and then use the resulting model</text:span></text:p>
      <text:p text:style-name="P2"><text:s text:c="3"/><text:span text:style-name="T1">to predict the letter category for the remaining 4000. <text:s/>See the article</text:span></text:p>
      <text:p text:style-name="P2"><text:s text:c="3"/><text:span text:style-name="T1">cited above for more details.</text:span></text:p>
      <text:p text:style-name="P3"/>
      <text:p text:style-name="P1">5. Number of Instances: 20000</text:p>
      <text:p text:style-name="P3"/>
      <text:p text:style-name="P1">6. Number of Attributes: 17 (Letter category and 16 numeric features)</text:p>
      <text:p text:style-name="P3"/>
      <text:p text:style-name="P1">7. Attribute Information:</text:p>
      <text:p text:style-name="P2"><text:s text:c="9"/><text:span text:style-name="T1">1. <text:s text:c="4"/>lettr <text:s text:c="2"/>capital letter <text:s/>(26 values from A to Z)</text:span></text:p>
      <text:p text:style-name="P2"><text:s text:c="9"/><text:span text:style-name="T1">2. <text:s text:c="4"/>x-box <text:s text:c="2"/>horizontal position of box <text:s text:c="5"/>(integer)</text:span></text:p>
      <text:p text:style-name="P2"><text:s text:c="9"/><text:span text:style-name="T1">3. <text:s text:c="4"/>y-box <text:s text:c="2"/>vertical position of box <text:s text:c="7"/>(integer)</text:span></text:p>
      <text:p text:style-name="P2"><text:s text:c="9"/><text:span text:style-name="T1">4. <text:s text:c="4"/>width <text:s text:c="2"/>width of box <text:s text:c="19"/>(integer)</text:span></text:p>
      <text:p text:style-name="P2"><text:s text:c="9"/><text:span text:style-name="T1">5. <text:s text:c="4"/>high <text:s text:c="3"/>height of box <text:s text:c="18"/>(integer)</text:span></text:p>
      <text:p text:style-name="P2"><text:s text:c="9"/><text:span text:style-name="T1">6. <text:s text:c="4"/>onpix <text:s text:c="2"/>total # on pixels <text:s text:c="14"/>(integer)</text:span></text:p>
      <text:p text:style-name="P2"><text:s text:c="9"/><text:span text:style-name="T1">7. <text:s text:c="4"/>x-bar <text:s text:c="2"/>mean x of on pixels in box <text:s text:c="5"/>(integer)</text:span></text:p>
      <text:p text:style-name="P2"><text:s text:c="9"/><text:span text:style-name="T1">8. <text:s text:c="4"/>y-bar <text:s text:c="2"/>mean y of on pixels in box <text:s text:c="5"/>(integer)</text:span></text:p>
      <text:p text:style-name="P2"><text:s text:c="9"/><text:span text:style-name="T1">9. <text:s text:c="4"/>x2bar <text:s text:c="2"/>mean x variance <text:s text:c="16"/>(integer)</text:span></text:p>
      <text:p text:style-name="P2"><text:s text:c="8"/><text:span text:style-name="T1">10. <text:s text:c="4"/>y2bar <text:s text:c="2"/>mean y variance <text:s text:c="16"/>(integer)</text:span></text:p>
      <text:p text:style-name="P2"><text:s text:c="8"/><text:span text:style-name="T1">11. <text:s text:c="4"/>xybar <text:s text:c="2"/>mean x y correlation <text:s text:c="11"/>(integer)</text:span></text:p>
      <text:p text:style-name="P2"><text:s text:c="8"/><text:span text:style-name="T1">12. <text:s text:c="4"/>x2ybr <text:s text:c="2"/>mean of x * x * y <text:s text:c="14"/>(integer)</text:span></text:p>
      <text:p text:style-name="P2"><text:s text:c="8"/><text:span text:style-name="T1">13. <text:s text:c="4"/>xy2br <text:s text:c="2"/>mean of x * y * y <text:s text:c="14"/>(integer)</text:span></text:p>
      <text:p text:style-name="P2"><text:s text:c="8"/><text:span text:style-name="T1">14. <text:s text:c="4"/>x-ege <text:s text:c="2"/>mean edge count left to right <text:s text:c="2"/>(integer)</text:span></text:p>
      <text:p text:style-name="P2"><text:s text:c="8"/><text:span text:style-name="T1">15. <text:s text:c="4"/>xegvy <text:s text:c="2"/>correlation of x-ege with y <text:s text:c="4"/>(integer)</text:span></text:p>
      <text:p text:style-name="P2"><text:s text:c="8"/><text:span text:style-name="T1">16. <text:s text:c="4"/>y-ege <text:s text:c="2"/>mean edge count bottom to top <text:s text:c="2"/>(integer)</text:span></text:p>
      <text:p text:style-name="P2"><text:s text:c="8"/><text:span text:style-name="T1">17. <text:s text:c="4"/>yegvx <text:s text:c="2"/>correlation of y-ege with x <text:s text:c="4"/>(integer)</text:span></text:p>
      <text:p text:style-name="P3"/>
      <text:p text:style-name="P1">8. Missing Attribute Values: None</text:p>
      <text:p text:style-name="P3"/>
      <text:p text:style-name="P1">9. Class Distribution:</text:p>
      <text:p text:style-name="P2"><text:s text:c="8"/><text:span text:style-name="T1">789 A <text:s text:c="5"/>766 B <text:s text:c="4"/>736 C <text:s text:c="4"/>805 D <text:s text:c="4"/>768 E <text:s text:c="4"/>775 F <text:s text:c="4"/>773 G</text:span></text:p>
      <text:p text:style-name="P2"><text:s text:c="8"/><text:span text:style-name="T1">734 H <text:s text:c="5"/>755 I <text:s text:c="4"/>747 J <text:s text:c="4"/>739 K <text:s text:c="4"/>761 L <text:s text:c="4"/>792 M <text:s text:c="4"/>783 N</text:span></text:p>
      <text:p text:style-name="P2"><text:s text:c="8"/><text:span text:style-name="T1">753 O <text:s text:c="5"/>803 P <text:s text:c="4"/>783 Q <text:s text:c="4"/>758 R <text:s text:c="4"/>748 S <text:s text:c="4"/>796 T <text:s text:c="4"/>813 U</text:span></text:p>
      <text:p text:style-name="P5"><text:s text:c="8"/><text:span text:style-name="T1">764 V <text:s text:c="5"/>752 W <text:s text:c="4"/>787 X <text:s text:c="4"/>786 Y <text:s text:c="4"/>734 Z</text:span></text:p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7T08:50:04.282848092</meta:creation-date>
    <dc:date>2019-02-27T08:50:47.451925808</dc:date>
    <meta:editing-duration>PT44S</meta:editing-duration>
    <meta:editing-cycles>1</meta:editing-cycles>
    <meta:document-statistic meta:table-count="0" meta:image-count="0" meta:object-count="0" meta:page-count="2" meta:paragraph-count="52" meta:word-count="456" meta:character-count="3131" meta:non-whitespace-character-count="2086"/>
    <meta:generator>LibreOffice/6.0.7.3$Linux_X86_64 LibreOffice_project/00m0$Build-3</meta:generator>
  </office:meta>
</office:document-meta>
</file>